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1.072in"/>
    </style:style>
    <style:style style:name="co2" style:family="table-column">
      <style:table-column-properties fo:break-before="auto" style:column-width="1.125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516in"/>
    </style:style>
    <style:style style:name="co5" style:family="table-column">
      <style:table-column-properties fo:break-before="auto" style:column-width="1.19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15-15-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01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02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03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 office:value-type="string" calcext:value-type="string">
            <text:p>Run-1</text:p>
          </table:table-cell>
          <table:table-cell office:value-type="float" office:value="243.01" calcext:value-type="float">
            <text:p>243.01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249.29" calcext:value-type="float">
            <text:p>249.29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242.69" calcext:value-type="float">
            <text:p>242.6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Run-2</text:p>
          </table:table-cell>
          <table:table-cell office:value-type="float" office:value="243.27" calcext:value-type="float">
            <text:p>243.2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254.93" calcext:value-type="float">
            <text:p>254.93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240.03" calcext:value-type="float">
            <text:p>240.0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Run-3</text:p>
          </table:table-cell>
          <table:table-cell office:value-type="float" office:value="246.84" calcext:value-type="float">
            <text:p>246.84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249.41" calcext:value-type="float">
            <text:p>249.4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240.91" calcext:value-type="float">
            <text:p>240.9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Run-4</text:p>
          </table:table-cell>
          <table:table-cell office:value-type="float" office:value="240.59" calcext:value-type="float">
            <text:p>240.59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297.99" calcext:value-type="float">
            <text:p>297.9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237.15" calcext:value-type="float">
            <text:p>237.1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Run-5</text:p>
          </table:table-cell>
          <table:table-cell office:value-type="float" office:value="250.6" calcext:value-type="float">
            <text:p>250.6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285.15" calcext:value-type="float">
            <text:p>285.1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238.93" calcext:value-type="float">
            <text:p>238.9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3:.B7])" office:value-type="float" office:value="240.59" calcext:value-type="float">
            <text:p>240.59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F3:.F7])" office:value-type="float" office:value="249.29" calcext:value-type="float">
            <text:p>249.29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J3:.J7])" office:value-type="float" office:value="237.15" calcext:value-type="float">
            <text:p>237.15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p04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05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06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 office:value-type="string" calcext:value-type="string">
            <text:p>Run-1</text:p>
          </table:table-cell>
          <table:table-cell office:value-type="float" office:value="722.91" calcext:value-type="float">
            <text:p>722.91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705.97" calcext:value-type="float">
            <text:p>705.97</text:p>
          </table:table-cell>
          <table:table-cell office:value-type="float" office:value="243" calcext:value-type="float">
            <text:p>243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446.98" calcext:value-type="float">
            <text:p>446.98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Run-2</text:p>
          </table:table-cell>
          <table:table-cell office:value-type="float" office:value="734.08" calcext:value-type="float">
            <text:p>734.08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716.98" calcext:value-type="float">
            <text:p>716.98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443.93" calcext:value-type="float">
            <text:p>443.93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Run-3</text:p>
          </table:table-cell>
          <table:table-cell office:value-type="float" office:value="725.15" calcext:value-type="float">
            <text:p>725.15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701.32" calcext:value-type="float">
            <text:p>701.32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455.99" calcext:value-type="float">
            <text:p>455.99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Run-4</text:p>
          </table:table-cell>
          <table:table-cell office:value-type="float" office:value="722.07" calcext:value-type="float">
            <text:p>722.07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711.72" calcext:value-type="float">
            <text:p>711.72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448.65" calcext:value-type="float">
            <text:p>448.65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Run-5</text:p>
          </table:table-cell>
          <table:table-cell office:value-type="float" office:value="720.64" calcext:value-type="float">
            <text:p>720.64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704.15" calcext:value-type="float">
            <text:p>704.15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461.98" calcext:value-type="float">
            <text:p>461.98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12:.B16])" office:value-type="float" office:value="720.64" calcext:value-type="float">
            <text:p>720.64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F12:.F16])" office:value-type="float" office:value="701.32" calcext:value-type="float">
            <text:p>701.32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J12:.J16])" office:value-type="float" office:value="443.93" calcext:value-type="float">
            <text:p>443.93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p07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08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09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 office:value-type="string" calcext:value-type="string">
            <text:p>Run-1</text:p>
          </table:table-cell>
          <table:table-cell office:value-type="float" office:value="403.51" calcext:value-type="float">
            <text:p>403.51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3280.55" calcext:value-type="float">
            <text:p>3280.55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2101.33" calcext:value-type="float">
            <text:p>2101.33</text:p>
          </table:table-cell>
          <table:table-cell office:value-type="float" office:value="3080" calcext:value-type="float">
            <text:p>3080</text:p>
          </table:table-cell>
        </table:table-row>
        <table:table-row table:style-name="ro1">
          <table:table-cell office:value-type="string" calcext:value-type="string">
            <text:p>Run-2</text:p>
          </table:table-cell>
          <table:table-cell office:value-type="float" office:value="360.47" calcext:value-type="float">
            <text:p>360.47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3325.56" calcext:value-type="float">
            <text:p>3325.56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2107.6" calcext:value-type="float">
            <text:p>2107.6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Run-3</text:p>
          </table:table-cell>
          <table:table-cell office:value-type="float" office:value="353.59" calcext:value-type="float">
            <text:p>353.59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3316" calcext:value-type="float">
            <text:p>3316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2167.92" calcext:value-type="float">
            <text:p>2167.92</text:p>
          </table:table-cell>
          <table:table-cell office:value-type="float" office:value="2438" calcext:value-type="float">
            <text:p>2438</text:p>
          </table:table-cell>
        </table:table-row>
        <table:table-row table:style-name="ro1">
          <table:table-cell office:value-type="string" calcext:value-type="string">
            <text:p>Run-4</text:p>
          </table:table-cell>
          <table:table-cell office:value-type="float" office:value="352.83" calcext:value-type="float">
            <text:p>352.8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3309.77" calcext:value-type="float">
            <text:p>3309.7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2112.21" calcext:value-type="float">
            <text:p>2112.21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Run-5</text:p>
          </table:table-cell>
          <table:table-cell office:value-type="float" office:value="344.91" calcext:value-type="float">
            <text:p>344.91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3540.63" calcext:value-type="float">
            <text:p>3540.63</text:p>
          </table:table-cell>
          <table:table-cell office:value-type="float" office:value="2766" calcext:value-type="float">
            <text:p>2766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2146.43" calcext:value-type="float">
            <text:p>2146.43</text:p>
          </table:table-cell>
          <table:table-cell office:value-type="float" office:value="3270" calcext:value-type="float">
            <text:p>327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1:.B25])" office:value-type="float" office:value="344.91" calcext:value-type="float">
            <text:p>344.91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F21:.F25])" office:value-type="float" office:value="3280.55" calcext:value-type="float">
            <text:p>3280.55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J21:.J25])" office:value-type="float" office:value="2101.33" calcext:value-type="float">
            <text:p>2101.33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p10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11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1</text:p>
          </table:table-cell>
          <table:table-cell office:value-type="float" office:value="1632.84" calcext:value-type="float">
            <text:p>1632.84</text:p>
          </table:table-cell>
          <table:table-cell office:value-type="float" office:value="2396" calcext:value-type="float">
            <text:p>2396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1215.86" calcext:value-type="float">
            <text:p>1215.86</text:p>
          </table:table-cell>
          <table:table-cell office:value-type="float" office:value="2521" calcext:value-type="float">
            <text:p>25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2</text:p>
          </table:table-cell>
          <table:table-cell office:value-type="float" office:value="1593.91" calcext:value-type="float">
            <text:p>1593.91</text:p>
          </table:table-cell>
          <table:table-cell office:value-type="float" office:value="2757" calcext:value-type="float">
            <text:p>2757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1249.7" calcext:value-type="float">
            <text:p>1249.7</text:p>
          </table:table-cell>
          <table:table-cell office:value-type="float" office:value="2690" calcext:value-type="float">
            <text:p>26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3</text:p>
          </table:table-cell>
          <table:table-cell office:value-type="float" office:value="1634.04" calcext:value-type="float">
            <text:p>1634.04</text:p>
          </table:table-cell>
          <table:table-cell office:value-type="float" office:value="2579" calcext:value-type="float">
            <text:p>2579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1268.39" calcext:value-type="float">
            <text:p>1268.39</text:p>
          </table:table-cell>
          <table:table-cell office:value-type="float" office:value="1498" calcext:value-type="float">
            <text:p>14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4</text:p>
          </table:table-cell>
          <table:table-cell office:value-type="float" office:value="1602.98" calcext:value-type="float">
            <text:p>1602.9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1229.15" calcext:value-type="float">
            <text:p>1229.15</text:p>
          </table:table-cell>
          <table:table-cell office:value-type="float" office:value="2209" calcext:value-type="float">
            <text:p>22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5</text:p>
          </table:table-cell>
          <table:table-cell office:value-type="float" office:value="1591.48" calcext:value-type="float">
            <text:p>1591.4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1233.9" calcext:value-type="float">
            <text:p>1233.9</text:p>
          </table:table-cell>
          <table:table-cell office:value-type="float" office:value="3384" calcext:value-type="float">
            <text:p>33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30:.B34])" office:value-type="float" office:value="1591.48" calcext:value-type="float">
            <text:p>1591.48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F30:.F34])" office:value-type="float" office:value="1215.86" calcext:value-type="float">
            <text:p>1215.86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p31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32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33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 office:value-type="string" calcext:value-type="string">
            <text:p>Run-1</text:p>
          </table:table-cell>
          <table:table-cell office:value-type="float" office:value="2004.27" calcext:value-type="float">
            <text:p>2004.2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2033.18" calcext:value-type="float">
            <text:p>2033.1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1699.47" calcext:value-type="float">
            <text:p>1699.47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Run-2</text:p>
          </table:table-cell>
          <table:table-cell office:value-type="float" office:value="1996.01" calcext:value-type="float">
            <text:p>1996.0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2085.06" calcext:value-type="float">
            <text:p>2085.06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1685.62" calcext:value-type="float">
            <text:p>1685.62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Run-3</text:p>
          </table:table-cell>
          <table:table-cell office:value-type="float" office:value="2065.08" calcext:value-type="float">
            <text:p>2065.0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2061.14" calcext:value-type="float">
            <text:p>2061.1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1728.06" calcext:value-type="float">
            <text:p>1728.06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Run-4</text:p>
          </table:table-cell>
          <table:table-cell office:value-type="float" office:value="2011.72" calcext:value-type="float">
            <text:p>2011.7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2030.4" calcext:value-type="float">
            <text:p>2030.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1670.85" calcext:value-type="float">
            <text:p>1670.85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Run-5</text:p>
          </table:table-cell>
          <table:table-cell office:value-type="float" office:value="2125.57" calcext:value-type="float">
            <text:p>2125.5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2018.11" calcext:value-type="float">
            <text:p>2018.1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1667.32" calcext:value-type="float">
            <text:p>1667.32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39:.B43])" office:value-type="float" office:value="1996.01" calcext:value-type="float">
            <text:p>1996.01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F39:.F43])" office:value-type="float" office:value="2018.11" calcext:value-type="float">
            <text:p>2018.11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J39:.J43])" office:value-type="float" office:value="1667.32" calcext:value-type="float">
            <text:p>1667.32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p34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35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1</text:p>
          </table:table-cell>
          <table:table-cell office:value-type="float" office:value="4759.27" calcext:value-type="float">
            <text:p>4759.2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3217.83" calcext:value-type="float">
            <text:p>3217.83</text:p>
          </table:table-cell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2</text:p>
          </table:table-cell>
          <table:table-cell office:value-type="float" office:value="4551.42" calcext:value-type="float">
            <text:p>4551.4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3309.23" calcext:value-type="float">
            <text:p>3309.23</text:p>
          </table:table-cell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3</text:p>
          </table:table-cell>
          <table:table-cell office:value-type="float" office:value="4917.98" calcext:value-type="float">
            <text:p>4917.9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3245.11" calcext:value-type="float">
            <text:p>3245.11</text:p>
          </table:table-cell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4</text:p>
          </table:table-cell>
          <table:table-cell office:value-type="float" office:value="4707" calcext:value-type="float">
            <text:p>470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3337.64" calcext:value-type="float">
            <text:p>3337.64</text:p>
          </table:table-cell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5</text:p>
          </table:table-cell>
          <table:table-cell office:value-type="float" office:value="4763.2" calcext:value-type="float">
            <text:p>4763.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3323.44" calcext:value-type="float">
            <text:p>3323.44</text:p>
          </table:table-cell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48:.B52])" office:value-type="float" office:value="4551.42" calcext:value-type="float">
            <text:p>4551.42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F48:.F52])" office:value-type="float" office:value="3217.83" calcext:value-type="float">
            <text:p>3217.8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30">00/00/0000</text:date>, <text:time style:data-style-name="N2" text:time-value="12:30:36.1088681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9T14:24:10.519940240</meta:creation-date>
    <meta:generator>LibreOffice/24.2.5.2$Linux_X86_64 LibreOffice_project/420$Build-2</meta:generator>
    <dc:date>2024-08-30T12:31:35.971144803</dc:date>
    <meta:editing-duration>PT34M33S</meta:editing-duration>
    <meta:editing-cycles>36</meta:editing-cycles>
    <meta:document-statistic meta:table-count="1" meta:cell-count="321" meta:object-count="0"/>
  </office:meta>
</office:document-meta>
</file>